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3.889cm"/>
    </style:style>
    <style:style style:name="Tabla1.B" style:family="table-column">
      <style:table-column-properties style:column-width="1.905cm"/>
    </style:style>
    <style:style style:name="Tabla1.C" style:family="table-column">
      <style:table-column-properties style:column-width="11.218cm"/>
    </style:style>
    <style:style style:name="Tabla1.1" style:family="table-row">
      <style:table-row-properties fo:background-color="#ffffff">
        <style:background-image/>
      </style:table-row-properties>
    </style:style>
    <style:style style:name="Tabla1.A1" style:family="table-cell">
      <style:table-cell-properties style:vertical-align="middle" fo:padding="0cm" fo:border="none"/>
    </style:style>
    <style:style style:name="Tabla1.2" style:family="table-row">
      <style:table-row-properties fo:background-color="#e7e9eb">
        <style:background-image/>
      </style:table-row-properties>
    </style:style>
    <style:style style:name="P1" style:family="paragraph" style:parent-style-name="Heading_20_1">
      <style:paragraph-properties fo:margin-left="0cm" fo:margin-right="0cm" fo:margin-top="0.265cm" fo:margin-bottom="0.265cm" style:contextual-spacing="false" fo:text-indent="0cm" style:auto-text-indent="false"/>
    </style:style>
    <style:style style:name="P2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</style:style>
    <style:style style:name="P3" style:family="paragraph" style:parent-style-name="Preformatted_20_Text">
      <style:paragraph-properties fo:margin-left="0cm" fo:margin-right="0cm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5" style:family="paragraph" style:parent-style-name="Text_20_body">
      <style:paragraph-properties fo:margin-left="0cm" fo:margin-right="0cm" fo:text-indent="0cm" style:auto-text-indent="false"/>
    </style:style>
    <style:style style:name="P6" style:family="paragraph" style:parent-style-name="Heading_20_3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7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8" style:family="paragraph" style:parent-style-name="Preformatted_20_Text">
      <style:paragraph-properties fo:margin-left="0cm" fo:margin-right="0cm" fo:text-indent="0cm" style:auto-text-indent="false"/>
      <style:text-properties loext:padding="0cm" loext:border="none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loext:padding="0cm" loext:border="none"/>
    </style:style>
    <style:style style:name="P10" style:family="paragraph" style:parent-style-name="Preformatted_20_Text">
      <style:paragraph-properties fo:margin-left="0cm" fo:margin-right="0cm" fo:text-indent="0cm" style:auto-text-indent="false"/>
      <style:text-properties officeooo:paragraph-rsid="001c5dd4" loext:padding="0cm" loext:border="none"/>
    </style:style>
    <style:style style:name="P1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officeooo:paragraph-rsid="001c5dd4" loext:padding="0cm" loext:border="none"/>
    </style:style>
    <style:style style:name="P12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13" style:family="paragraph" style:parent-style-name="Table_20_Heading">
      <style:paragraph-properties fo:margin-left="0cm" fo:margin-right="0cm" fo:text-align="start" style:justify-single-word="false" fo:text-indent="0cm" style:auto-text-indent="false"/>
    </style:style>
    <style:style style:name="P14" style:family="paragraph" style:parent-style-name="Table_20_Contents">
      <style:paragraph-properties fo:text-align="start" style:justify-single-word="false"/>
    </style:style>
    <style:style style:name="P15" style:family="paragraph" style:parent-style-name="Table_20_Heading">
      <style:paragraph-properties fo:margin-left="0cm" fo:margin-right="0cm" fo:text-align="start" style:justify-single-word="false" fo:text-indent="0cm" style:auto-text-indent="false"/>
      <style:text-properties officeooo:rsid="001c5dd4" officeooo:paragraph-rsid="001c5dd4"/>
    </style:style>
    <style:style style:name="P1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1c5dd4" officeooo:paragraph-rsid="001c5dd4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1c5dd4" loext:padding="0cm" loext:border="none"/>
    </style:style>
    <style:style style:name="P18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1c5dd4" officeooo:paragraph-rsid="001c5dd4" loext:padding="0cm" loext:border="none"/>
    </style:style>
    <style:style style:name="P19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a52a2a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officeooo:paragraph-rsid="001c5dd4"/>
    </style:style>
    <style:style style:name="P21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1c5dd4"/>
    </style:style>
    <style:style style:name="P2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-left="0.503cm" loext:padding-right="0cm" loext:padding-top="0.212cm" loext:padding-bottom="0.212cm" loext:border-left="0.06pt solid #04aa6d" loext:border-right="none" loext:border-top="0.06pt solid #04aa6d" loext:border-bottom="0.06pt solid #04aa6d"/>
    </style:style>
    <style:style style:name="P23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24" style:family="paragraph" style:parent-style-name="Text_20_body" style:list-style-name="L1">
      <style:paragraph-properties fo:margin-left="0cm" fo:margin-right="0cm" fo:text-indent="0cm" style:auto-text-indent="false"/>
    </style:style>
    <style:style style:name="P25" style:family="paragraph" style:parent-style-name="Text_20_body">
      <style:paragraph-properties fo:margin-left="0cm" fo:margin-right="0cm" fo:text-indent="0cm" style:auto-text-indent="false"/>
    </style:style>
    <style:style style:name="P26" style:family="paragraph">
      <style:paragraph-properties fo:text-align="start"/>
      <style:text-properties style:text-line-through-style="none" style:text-line-through-type="none" style:font-name="Liberation Mono" fo:font-size="10pt" fo:font-style="normal" style:text-underline-style="none"/>
    </style:style>
    <style:style style:name="T1" style:family="text">
      <style:text-properties fo:color="#000000" loext:opacity="100%"/>
    </style:style>
    <style:style style:name="T2" style:family="text">
      <style:text-properties fo:color="#ff0000" loext:opacity="100%"/>
    </style:style>
    <style:style style:name="T3" style:family="text">
      <style:text-properties fo:color="#0000cd" loext:opacity="100%"/>
    </style:style>
    <style:style style:name="T4" style:family="text">
      <style:text-properties loext:padding="0cm" loext:border="none"/>
    </style:style>
    <style:style style:name="T5" style:family="text">
      <style:text-properties fo:background-color="transparent" loext:char-shading-value="0"/>
    </style:style>
    <style:style style:name="T6" style:family="text">
      <style:text-properties fo:background-color="transparent" loext:char-shading-value="0" loext:padding="0cm" loext:border="none"/>
    </style:style>
    <style:style style:name="T7" style:family="text">
      <style:text-properties officeooo:rsid="001c5dd4" fo:background-color="transparent" loext:char-shading-value="0"/>
    </style:style>
    <style:style style:name="T8" style:family="text">
      <style:text-properties officeooo:rsid="001c5dd4"/>
    </style:style>
    <style:style style:name="T9" style:family="text">
      <style:text-properties officeooo:rsid="001c5dd4"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fo:border="solid" loext:decorative="false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xlink:href="https://www.w3schools.com/css/exercise.asp?filename=exercise_combinators1" xlink:type="simple">
          <form:properties>
            <form:property form:property-name="PropertyChangeNotificationEnabled" office:value-type="boolean" office:boolean-value="true"/>
          </form:properties>
          <form:text form:name="ex1" form:control-implementation="ooo:com.sun.star.form.component.TextField" xml:id="control1" form:id="control1" form:max-length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ombinadores <text:span text:style-name="T8">en </text:span>CSS</text:h>
      <text:p text:style-name="P22"/>
      <text:p text:style-name="Horizontal_20_Line"/>
      <text:h text:style-name="P2" text:outline-level="2">Combinadores <text:span text:style-name="T8">en </text:span>CSS</text:h>
      <text:p text:style-name="P9">Un combinador es algo que explica la relación entre los selectores.</text:p>
      <text:p text:style-name="P5">Un selector CSS puede contener más de un selector simple. Entre los selectores simples podemos incluir un combinador.</text:p>
      <text:p text:style-name="P5">Hay cuatro combinadores diferentes en CSS:</text:p>
      <text:list text:style-name="L1">
        <text:list-item>
          <text:p text:style-name="P23">selector descendiente (espacio)</text:p>
        </text:list-item>
        <text:list-item>
          <text:p text:style-name="P23">selector <text:span text:style-name="T8">hijo</text:span> (&gt;)</text:p>
        </text:list-item>
        <text:list-item>
          <text:p text:style-name="P23">selector de hermanos adyacentes (+)</text:p>
        </text:list-item>
        <text:list-item>
          <text:p text:style-name="P24">selector de hermanos general (~)</text:p>
        </text:list-item>
      </text:list>
      <text:p text:style-name="Horizontal_20_Line"/>
      <text:h text:style-name="P2" text:outline-level="2">Selector <text:s/>descendientes</text:h>
      <text:p text:style-name="P5">El selector <text:s/>descendiente <text:s/>coincide con todos los elementos que son descendientes de un elemento específico.</text:p>
      <text:p text:style-name="P5">El siguiente ejemplo selecciona todos los elementos &lt;p&gt; dentro de los elementos &lt;div&gt;: </text:p>
      <text:h text:style-name="P6" text:outline-level="3">Ejemplo</text:h>
      <text:p text:style-name="P19">div p <text:span text:style-name="T1">{</text:span><text:span text:style-name="T2"><text:line-break/>  background-color</text:span><text:span text:style-name="T1">:</text:span><text:span text:style-name="T3"> yellow</text:span><text:span text:style-name="T1">;</text:span><text:span text:style-name="T2"><text:line-break/></text:span><text:span text:style-name="T1">}</text:span></text:p>
      <text:p text:style-name="P4"><text:span text:style-name="T4"><text:s/></text:span><text:span text:style-name="T9">Ejemplo completo:</text:span></text:p>
      <text:p text:style-name="P17">&lt;!DOCTYPE html&gt;</text:p>
      <text:p text:style-name="P17">&lt;html&gt;</text:p>
      <text:p text:style-name="P17">&lt;head&gt;</text:p>
      <text:p text:style-name="P17">&lt;style&gt;</text:p>
      <text:p text:style-name="P17">div p {</text:p>
      <text:p text:style-name="P17"><text:s text:c="2"/>background-color: yellow;</text:p>
      <text:p text:style-name="P17">}</text:p>
      <text:p text:style-name="P17">&lt;/style&gt;</text:p>
      <text:p text:style-name="P17">&lt;/head&gt;</text:p>
      <text:p text:style-name="P17">&lt;body&gt;</text:p>
      <text:p text:style-name="P17">&lt;h2&gt;Descendant Selector&lt;/h2&gt;</text:p>
      <text:p text:style-name="P4"><text:span text:style-name="T9">&lt;p&gt;The descendant selector matches all elements that are descendants of a specified element.&lt;/p&gt;</text:span><text:span text:style-name="T9"/></text:p>
      <text:p text:style-name="P17">&lt;div&gt;</text:p>
      <text:p text:style-name="P17"><text:s text:c="2"/>&lt;p&gt;Paragraph 1 in the div.&lt;/p&gt;</text:p>
      <text:p text:style-name="P17"><text:s text:c="2"/>&lt;p&gt;Paragraph 2 in the div.&lt;/p&gt;</text:p>
      <text:p text:style-name="P17"><text:soft-page-break/><text:s text:c="2"/>&lt;section&gt;&lt;p&gt;Paragraph 3 in the div.&lt;/p&gt;&lt;/section&gt;</text:p>
      <text:p text:style-name="P17">&lt;/div&gt;</text:p>
      <text:p text:style-name="P17"/>
      <text:p text:style-name="P17">&lt;p&gt;Paragraph 4. Not in a div.&lt;/p&gt;</text:p>
      <text:p text:style-name="P17">&lt;p&gt;Paragraph 5. Not in a div.&lt;/p&gt;</text:p>
      <text:p text:style-name="P17"/>
      <text:p text:style-name="P17">&lt;/body&gt;</text:p>
      <text:p text:style-name="P17">&lt;/html&gt;</text:p>
      <text:p text:style-name="Horizontal_20_Line"/>
      <text:h text:style-name="P2" text:outline-level="2">Selector <text:span text:style-name="T8">hijo</text:span> (&gt;)</text:h>
      <text:p text:style-name="P20">El selector <text:s/>hijo selecciona todos los elementos que son hijos de un elemento específico.</text:p>
      <text:p text:style-name="P5">El siguiente ejemplo selecciona todos los elementos &lt;p&gt; que son hijos de un elemento &lt;div&gt;:</text:p>
      <text:h text:style-name="P6" text:outline-level="3">Ejemplo</text:h>
      <text:p text:style-name="P19">div &gt; p <text:span text:style-name="T1">{</text:span><text:span text:style-name="T2"><text:line-break/>  background-color</text:span><text:span text:style-name="T1">:</text:span><text:span text:style-name="T3"> yellow</text:span><text:span text:style-name="T1">;</text:span><text:span text:style-name="T2"><text:line-break/></text:span><text:span text:style-name="T1">}</text:span></text:p>
      <text:p text:style-name="P16">Ejemplo completo:</text:p>
      <text:p text:style-name="P16">&lt;!DOCTYPE html&gt;</text:p>
      <text:p text:style-name="P16">&lt;html&gt;</text:p>
      <text:p text:style-name="P16">&lt;head&gt;</text:p>
      <text:p text:style-name="P16">&lt;style&gt;</text:p>
      <text:p text:style-name="P16">div &gt; p {</text:p>
      <text:p text:style-name="P16"><text:s text:c="2"/>background-color: yellow;</text:p>
      <text:p text:style-name="P16">}</text:p>
      <text:p text:style-name="P16">&lt;/style&gt;</text:p>
      <text:p text:style-name="P16">&lt;/head&gt;</text:p>
      <text:p text:style-name="P16">&lt;body&gt;</text:p>
      <text:p text:style-name="P16"/>
      <text:p text:style-name="P16">&lt;h2&gt;Child Selector&lt;/h2&gt;</text:p>
      <text:p text:style-name="P16">&lt;p&gt;The child selector (&gt;) selects all elements that are the children of a specified element.&lt;/p&gt;</text:p>
      <text:p text:style-name="P16">&lt;div&gt;</text:p>
      <text:p text:style-name="P16"><text:s text:c="2"/>&lt;p&gt;Paragraph 1 in the div.&lt;/p&gt;</text:p>
      <text:p text:style-name="P16"><text:s text:c="2"/>&lt;p&gt;Paragraph 2 in the div.&lt;/p&gt;</text:p>
      <text:p text:style-name="P16"><text:s text:c="2"/>&lt;section&gt;</text:p>
      <text:p text:style-name="P16"><text:s text:c="4"/>&lt;!-- not Child but Descendant --&gt;</text:p>
      <text:p text:style-name="P16"><text:s text:c="4"/>&lt;p&gt;Paragraph 3 in the div (inside a section element).&lt;/p&gt;</text:p>
      <text:p text:style-name="P16"><text:s text:c="2"/>&lt;/section&gt;</text:p>
      <text:p text:style-name="P16"><text:s text:c="2"/>&lt;p&gt;Paragraph 4 in the div.&lt;/p&gt;</text:p>
      <text:p text:style-name="P16">&lt;/div&gt;</text:p>
      <text:p text:style-name="P16">&lt;p&gt;Paragraph 5. Not in a div.&lt;/p&gt;</text:p>
      <text:p text:style-name="P16">&lt;p&gt;Paragraph 6. Not in a div.&lt;/p&gt;</text:p>
      <text:p text:style-name="P16"/>
      <text:p text:style-name="P16"><text:soft-page-break/>&lt;/body&gt;</text:p>
      <text:p text:style-name="P16">&lt;/html&gt;</text:p>
      <text:p text:style-name="Horizontal_20_Line"/>
      <text:h text:style-name="P2" text:outline-level="2">Selector de hermanos adyacentes (+)</text:h>
      <text:p text:style-name="P5">El selector de hermanos adyacentes se utiliza para seleccionar un elemento que está directamente después de otro elemento específico.</text:p>
      <text:p text:style-name="P5">Los elementos hermanos deben tener el mismo elemento padre y "adyacente" significa "inmediatamente siguiente".</text:p>
      <text:p text:style-name="P5">El siguiente ejemplo selecciona el primer elemento &lt;p&gt; que se coloca inmediatamente después de los elementos &lt;div&gt;:</text:p>
      <text:h text:style-name="P6" text:outline-level="3">Ejemplo</text:h>
      <text:p text:style-name="P19">div + p <text:span text:style-name="T1">{</text:span><text:span text:style-name="T2"><text:line-break/>  background-color</text:span><text:span text:style-name="T1">:</text:span><text:span text:style-name="T3"> yellow</text:span><text:span text:style-name="T1">;</text:span><text:span text:style-name="T2"><text:line-break/></text:span><text:span text:style-name="T1">}</text:span></text:p>
      <text:p text:style-name="P4"><text:span text:style-name="T4"><text:s/></text:span><text:span text:style-name="T9">Ejemplo completo:</text:span></text:p>
      <text:p text:style-name="P17">&lt;!DOCTYPE html&gt;</text:p>
      <text:p text:style-name="P17">&lt;html&gt;</text:p>
      <text:p text:style-name="P17">&lt;head&gt;</text:p>
      <text:p text:style-name="P17">&lt;style&gt;</text:p>
      <text:p text:style-name="P17">div + p {</text:p>
      <text:p text:style-name="P17"><text:s text:c="2"/>background-color: yellow;</text:p>
      <text:p text:style-name="P17">}</text:p>
      <text:p text:style-name="P17">&lt;/style&gt;</text:p>
      <text:p text:style-name="P17">&lt;/head&gt;</text:p>
      <text:p text:style-name="P17">&lt;body&gt;</text:p>
      <text:p text:style-name="P17"/>
      <text:p text:style-name="P17">&lt;h2&gt;Adjacent Sibling Selector&lt;/h2&gt;</text:p>
      <text:p text:style-name="P17"/>
      <text:p text:style-name="P17">&lt;p&gt;The + selector is used to select an element that is directly after another specific element.&lt;/p&gt;</text:p>
      <text:p text:style-name="P17">&lt;p&gt;The following example selects the first p element that are placed immediately after div elements:&lt;/p&gt;</text:p>
      <text:p text:style-name="P17"/>
      <text:p text:style-name="P17">&lt;div&gt;</text:p>
      <text:p text:style-name="P17"><text:s text:c="2"/>&lt;p&gt;Paragraph 1 in the div.&lt;/p&gt;</text:p>
      <text:p text:style-name="P17"><text:s text:c="2"/>&lt;p&gt;Paragraph 2 in the div.&lt;/p&gt;</text:p>
      <text:p text:style-name="P17">&lt;/div&gt;</text:p>
      <text:p text:style-name="P17"/>
      <text:p text:style-name="P17">&lt;p&gt;Paragraph 3. After a div.&lt;/p&gt;</text:p>
      <text:p text:style-name="P17">&lt;p&gt;Paragraph 4. After a div.&lt;/p&gt;</text:p>
      <text:p text:style-name="P17"/>
      <text:p text:style-name="P17">&lt;div&gt;</text:p>
      <text:p text:style-name="P17"><text:s text:c="2"/>&lt;p&gt;Paragraph 5 in the div.&lt;/p&gt;</text:p>
      <text:p text:style-name="P17"><text:soft-page-break/><text:s text:c="2"/>&lt;p&gt;Paragraph 6 in the div.&lt;/p&gt;</text:p>
      <text:p text:style-name="P17">&lt;/div&gt;</text:p>
      <text:p text:style-name="P17"/>
      <text:p text:style-name="P17">&lt;p&gt;Paragraph 7. After a div.&lt;/p&gt;</text:p>
      <text:p text:style-name="P17">&lt;p&gt;Paragraph 8. After a div.&lt;/p&gt;</text:p>
      <text:p text:style-name="P17"/>
      <text:p text:style-name="P17">&lt;/body&gt;</text:p>
      <text:p text:style-name="P17">&lt;/html&gt;</text:p>
      <text:p text:style-name="P17"/>
      <text:p text:style-name="Horizontal_20_Line"/>
      <text:h text:style-name="P2" text:outline-level="2">Selector general de hermanos (~)</text:h>
      <text:p text:style-name="P5">El selector de hermanos general selecciona todos los elementos que son hermanos próximos de un elemento específico.</text:p>
      <text:p text:style-name="P5">El siguiente ejemplo selecciona todos los elementos &lt;p&gt; que son hermanos próximos de los elementos &lt;div&gt;: </text:p>
      <text:h text:style-name="P6" text:outline-level="3">Ejemplo</text:h>
      <text:p text:style-name="P19">div ~ p <text:span text:style-name="T1">{</text:span><text:span text:style-name="T2"><text:line-break/>  background-color</text:span><text:span text:style-name="T1">:</text:span><text:span text:style-name="T3"> yellow</text:span><text:span text:style-name="T1">;</text:span><text:span text:style-name="T2"><text:line-break/></text:span><text:span text:style-name="T1">}</text:span></text:p>
      <text:p text:style-name="P21"><text:a xlink:type="simple" xlink:href="https://www.w3schools.com/css/tryit.asp?filename=trycss_sel_element_tilde" office:target-frame-name="_blank" xlink:show="new" text:style-name="Internet_20_link" text:visited-style-name="Visited_20_Internet_20_Link"><text:span text:style-name="T9">E</text:span></text:a><text:span text:style-name="T9">jemplo completo:</text:span></text:p>
      <text:p text:style-name="P18">&lt;!DOCTYPE html&gt;</text:p>
      <text:p text:style-name="P18">&lt;html&gt;</text:p>
      <text:p text:style-name="P18">&lt;head&gt;</text:p>
      <text:p text:style-name="P18">&lt;style&gt;</text:p>
      <text:p text:style-name="P18">div ~ p {</text:p>
      <text:p text:style-name="P18"><text:s text:c="2"/>background-color: yellow;</text:p>
      <text:p text:style-name="P18">}</text:p>
      <text:p text:style-name="P18">&lt;/style&gt;</text:p>
      <text:p text:style-name="P18">&lt;/head&gt;</text:p>
      <text:p text:style-name="P18">&lt;body&gt;</text:p>
      <text:p text:style-name="P18"/>
      <text:p text:style-name="P18">&lt;h2&gt;General Sibling Selector&lt;/h2&gt;</text:p>
      <text:p text:style-name="P18"/>
      <text:p text:style-name="P18">&lt;p&gt;The general sibling selector (~) selects all elements that are next siblings of a specified element.&lt;/p&gt;</text:p>
      <text:p text:style-name="P18"/>
      <text:p text:style-name="P18">&lt;p&gt;Paragraph 1.&lt;/p&gt;</text:p>
      <text:p text:style-name="P18"/>
      <text:p text:style-name="P18">&lt;div&gt;</text:p>
      <text:p text:style-name="P18"><text:s text:c="2"/>&lt;p&gt;Paragraph 2.&lt;/p&gt;</text:p>
      <text:p text:style-name="P18">&lt;/div&gt;</text:p>
      <text:p text:style-name="P18"/>
      <text:p text:style-name="P18"><text:soft-page-break/>&lt;p&gt;Paragraph 3.&lt;/p&gt;</text:p>
      <text:p text:style-name="P18">&lt;code&gt;Some code.&lt;/code&gt;</text:p>
      <text:p text:style-name="P18">&lt;p&gt;Paragraph 4.&lt;/p&gt;</text:p>
      <text:p text:style-name="P18"/>
      <text:p text:style-name="P18">&lt;/body&gt;</text:p>
      <text:p text:style-name="P18">&lt;/html&gt;</text:p>
      <text:p text:style-name="Horizontal_20_Line"/>
      <text:h text:style-name="P7" text:outline-level="2">Ejercicio:</text:h>
      <text:p text:style-name="P9">Cambie el color de todos los elementos &lt;p&gt;, que son descendientes de elementos &lt;div&gt;, a "<text:span text:style-name="T8">red</text:span>".</text:p>
      <text:p text:style-name="P8">&lt;<text:span text:style-name="T8">style</text:span>&gt;</text:p>
      <text:p text:style-name="P8"><draw:control text:anchor-type="as-char" draw:z-index="0" draw:name="Forma1" draw:style-name="gr1" draw:text-style-name="P26" svg:width="1.482cm" svg:height="0.662cm" draw:control="control1"/>{</text:p>
      <text:p text:style-name="P8"><text:s text:c="2"/><text:span text:style-name="T8">color:red</text:span>;</text:p>
      <text:p text:style-name="P8">}</text:p>
      <text:p text:style-name="P10">&lt;/<text:span text:style-name="T8">style</text:span>&gt;</text:p>
      <text:p text:style-name="P3"/>
      <text:p text:style-name="P8">&lt;<text:span text:style-name="T8">body</text:span>&gt;</text:p>
      <text:p text:style-name="P3"/>
      <text:p text:style-name="P8">&lt;div&gt;</text:p>
      <text:p text:style-name="P8"><text:s text:c="2"/>&lt;p&gt;Este es un párrafo.&lt;/p&gt;</text:p>
      <text:p text:style-name="P8"><text:s text:c="2"/>&lt;p&gt;Este es un párrafo.&lt;/p&gt;</text:p>
      <text:p text:style-name="P8">&lt;/div&gt;</text:p>
      <text:p text:style-name="P8">&lt;p&gt;Este es un párrafo.&lt;/p&gt;</text:p>
      <text:p text:style-name="P8">&lt;p&gt;Este es un párrafo.&lt;/p&gt;</text:p>
      <text:p text:style-name="P3"/>
      <text:p text:style-name="P11">&lt;/<text:span text:style-name="T8">body</text:span>&gt;</text:p>
      <text:p text:style-name="P5"><text:a xlink:type="simple" xlink:href="https://www.w3schools.com/css/exercise.asp?filename=exercise_combinators1" office:target-frame-name="_blank" xlink:show="new" text:style-name="Internet_20_link" text:visited-style-name="Visited_20_Internet_20_Link"><text:span text:style-name="T6"/></text:a></text:p>
      <text:p text:style-name="Horizontal_20_Line"/>
      <text:h text:style-name="P2" text:outline-level="2">Todos los selectores de combinación CSS</text:h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3">Selector</text:p>
          </table:table-cell>
          <table:table-cell table:style-name="Tabla1.A1" office:value-type="string">
            <text:p text:style-name="P13">E<text:span text:style-name="T8">jemplo</text:span></text:p>
          </table:table-cell>
          <table:table-cell table:style-name="Tabla1.A1" office:value-type="string">
            <text:p text:style-name="P15">Descripción</text:p>
          </table:table-cell>
        </table:table-row>
        <table:table-row table:style-name="Tabla1.2">
          <table:table-cell table:style-name="Tabla1.A1" office:value-type="string">
            <text:p text:style-name="P12"><text:a xlink:type="simple" xlink:href="https://www.w3schools.com/cssref/sel_element_element.asp" text:style-name="Internet_20_link" text:visited-style-name="Visited_20_Internet_20_Link"><text:span text:style-name="T5">element</text:span><text:span text:style-name="T7">o</text:span><text:span text:style-name="T5"> element</text:span></text:a><text:span text:style-name="T7">o</text:span></text:p>
          </table:table-cell>
          <table:table-cell table:style-name="Tabla1.A1" office:value-type="string">
            <text:p text:style-name="P12">div p</text:p>
          </table:table-cell>
          <table:table-cell table:style-name="Tabla1.A1" office:value-type="string">
            <text:p text:style-name="P12"><text:span text:style-name="T8">Selecciona todos los elementos </text:span>&lt;p&gt; <text:span text:style-name="T8">dentro de elementos</text:span> &lt;div&gt;</text:p>
          </table:table-cell>
        </table:table-row>
        <table:table-row table:style-name="Tabla1.1">
          <table:table-cell table:style-name="Tabla1.A1" office:value-type="string">
            <text:p text:style-name="P12"><text:a xlink:type="simple" xlink:href="https://www.w3schools.com/cssref/sel_element_gt.asp" text:style-name="Internet_20_link" text:visited-style-name="Visited_20_Internet_20_Link"><text:span text:style-name="T5">element</text:span><text:span text:style-name="T7">o</text:span><text:span text:style-name="T5">&gt;element</text:span></text:a><text:span text:style-name="T7">o</text:span></text:p>
          </table:table-cell>
          <table:table-cell table:style-name="Tabla1.A1" office:value-type="string">
            <text:p text:style-name="P12">div &gt; p</text:p>
          </table:table-cell>
          <table:table-cell table:style-name="Tabla1.A1" office:value-type="string">
            <text:p text:style-name="P12">Selec<text:span text:style-name="T8">ciona todos los elementos</text:span> &lt;p&gt; elements <text:span text:style-name="T8">donde el padre es un elemento </text:span>&lt;div&gt;</text:p>
          </table:table-cell>
        </table:table-row>
        <table:table-row table:style-name="Tabla1.2">
          <table:table-cell table:style-name="Tabla1.A1" office:value-type="string">
            <text:p text:style-name="P12"><text:a xlink:type="simple" xlink:href="https://www.w3schools.com/cssref/sel_element_pluss.asp" text:style-name="Internet_20_link" text:visited-style-name="Visited_20_Internet_20_Link"><text:span text:style-name="T5">element</text:span><text:span text:style-name="T7">o</text:span><text:span text:style-name="T5">+element</text:span></text:a><text:span text:style-name="T7">o</text:span></text:p>
          </table:table-cell>
          <table:table-cell table:style-name="Tabla1.A1" office:value-type="string">
            <text:p text:style-name="P12">div + p</text:p>
          </table:table-cell>
          <table:table-cell table:style-name="Tabla1.A1" office:value-type="string">
            <text:p text:style-name="P12"><text:span text:style-name="T8">Selecciona el primer elemento</text:span> &lt;p&gt; <text:span text:style-name="T8">que está situado inmediatamente después de elementos</text:span> &lt;div&gt;</text:p>
          </table:table-cell>
        </table:table-row>
        <table:table-row table:style-name="Tabla1.1">
          <table:table-cell table:style-name="Tabla1.A1" office:value-type="string">
            <text:p text:style-name="P12"><text:a xlink:type="simple" xlink:href="https://www.w3schools.com/cssref/sel_gen_sibling.asp" text:style-name="Internet_20_link" text:visited-style-name="Visited_20_Internet_20_Link"><text:span text:style-name="T5">element</text:span><text:span text:style-name="T7">o</text:span><text:span text:style-name="T5">1~element</text:span><text:span text:style-name="T7">o</text:span><text:span text:style-name="T5">2</text:span></text:a></text:p>
          </table:table-cell>
          <table:table-cell table:style-name="Tabla1.A1" office:value-type="string">
            <text:p text:style-name="P12">p ~ ul</text:p>
          </table:table-cell>
          <table:table-cell table:style-name="Tabla1.A1" office:value-type="string">
            <text:p text:style-name="P14"><text:span text:style-name="T8">Selecciona cada elemento &lt;</text:span>ul&gt; <text:span text:style-name="T8">que es precedido por un elemento </text:span>&lt;p&gt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4T16:36:59.516000000</meta:creation-date>
    <dc:date>2024-03-10T18:35:56.354000000</dc:date>
    <meta:editing-duration>PT16M14S</meta:editing-duration>
    <meta:editing-cycles>4</meta:editing-cycles>
    <meta:generator>LibreOffice/7.6.0.3$Windows_X86_64 LibreOffice_project/69edd8b8ebc41d00b4de3915dc82f8f0fc3b6265</meta:generator>
    <meta:document-statistic meta:table-count="1" meta:image-count="0" meta:object-count="0" meta:page-count="5" meta:paragraph-count="159" meta:word-count="652" meta:character-count="4336" meta:non-whitespace-character-count="3784"/>
  </office:meta>
</office:document-meta>
</file>